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style:font-style-complex="italic"/>
    </style:style>
    <style:style style:name="P18" style:parent-style-name="Seznam" style:family="paragraph">
      <style:paragraph-properties>
        <style:tab-stops/>
      </style:paragraph-properties>
    </style:style>
    <style:style style:name="P19" style:parent-style-name="Seznam" style:family="paragraph">
      <style:paragraph-properties>
        <style:tab-stops/>
      </style:paragraph-properties>
    </style:style>
    <style:style style:name="P20" style:parent-style-name="Seznam" style:family="paragraph">
      <style:paragraph-properties>
        <style:tab-stops/>
      </style:paragraph-properties>
    </style:style>
    <style:style style:name="P21" style:parent-style-name="Seznam" style:family="paragraph">
      <style:paragraph-properties>
        <style:tab-stops/>
      </style:paragraph-properties>
    </style:style>
    <style:style style:name="P22" style:parent-style-name="Seznam" style:family="paragraph">
      <style:paragraph-properties>
        <style:tab-stops/>
      </style:paragraph-properties>
    </style:style>
    <style:style style:name="P23" style:parent-style-name="Seznam" style:family="paragraph">
      <style:paragraph-properties>
        <style:tab-stops/>
      </style:paragraph-properties>
    </style:style>
    <style:style style:name="P24" style:parent-style-name="Seznam" style:family="paragraph">
      <style:paragraph-properties>
        <style:tab-stops/>
      </style:paragraph-properties>
    </style:style>
    <style:style style:name="P25" style:parent-style-name="Seznam" style:family="paragraph">
      <style:paragraph-properties>
        <style:tab-stops/>
      </style:paragraph-properties>
    </style:style>
    <style:style style:name="P26" style:parent-style-name="Seznam" style:family="paragraph">
      <style:paragraph-properties>
        <style:tab-stops/>
      </style:paragraph-properties>
    </style:style>
    <style:style style:name="P27" style:parent-style-name="Seznam" style:family="paragraph">
      <style:paragraph-properties>
        <style:tab-stops/>
      </style:paragraph-properties>
    </style:style>
    <style:style style:name="P28" style:parent-style-name="Seznam" style:family="paragraph">
      <style:paragraph-properties>
        <style:tab-stops/>
      </style:paragraph-properties>
    </style:style>
    <style:style style:name="P29" style:parent-style-name="Seznam" style:family="paragraph">
      <style:paragraph-properties>
        <style:tab-stops/>
      </style:paragraph-properties>
    </style:style>
    <style:style style:name="P30" style:parent-style-name="Seznam" style:family="paragraph">
      <style:paragraph-properties>
        <style:tab-stops/>
      </style:paragraph-properties>
    </style:style>
    <style:style style:name="P31" style:parent-style-name="Seznam" style:family="paragraph">
      <style:paragraph-properties>
        <style:tab-stops/>
      </style:paragraph-properties>
    </style:style>
    <style:style style:name="P32" style:parent-style-name="Seznam" style:family="paragraph">
      <style:paragraph-properties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9/2019<text:bookmark-end text:name="Text14"/></text:p>
            <text:p text:style-name="Normální">KVOP-52773/2019<text:bookmark-end text:name="Text2"/></text:p>
            <text:p text:style-name="Normální"><text:bookmark-start text:name="Text6"/>25. 11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M. K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K.,</text:p>
      <text:p text:style-name="Základnítext">k Vaší žádosti o informace ze dne 16. 9. 2019 Vám dodatečně poskytuji rovněž<text:s/><text:span text:style-name="T17">15 anonymizovaných zveřejněných zpráv z databáze ESO vydaných v období od </text:span>1. ledna 2018 do 31. října 2019.</text:p>
      <text:p text:style-name="Základnítext">Jak jsem Vás informovala dopisem ze dne 30. 9. 2019, zbývající zprávy o šetření (32 zpráv) Vám budou poskytnuty po uhrazení nákladů souvisejících s poskytnutím informací. V případě neuhrazení bude Vaše žádost v předmětné části odložena v souladu s ustanovením § 17 odst. 5 zákona o svobodném přístupu k informacím.</text:p>
      <text:p text:style-name="Základnítext">S pozdravem</text:p>
      <text:p text:style-name="podpis">Mgr. Petra Zdražilová</text:p>
      <text:p text:style-name="podpis">ředitelka právní sekce</text:p>
      <text:p text:style-name="Příloha"/>
      <text:p text:style-name="Příloha">Přílohy</text:p>
      <text:p text:style-name="P18">zpráva sp. zn. 2489/2018</text:p>
      <text:p text:style-name="P19">zpráva sp. zn. 2570/2017</text:p>
      <text:p text:style-name="P20">zpráva sp. zn. 5861/2018</text:p>
      <text:p text:style-name="P21">zpráva sp. zn. 5630/2018</text:p>
      <text:p text:style-name="P22">zpráva sp. zn. 5353/2018</text:p>
      <text:p text:style-name="P23">zpráva sp. zn. 5347/2018</text:p>
      <text:p text:style-name="P24">zpráva sp. zn. 4997/2018</text:p>
      <text:p text:style-name="P25">zpráva sp. zn. 3510/2018</text:p>
      <text:p text:style-name="P26">zpráva sp. zn. 1382/2018</text:p>
      <text:p text:style-name="P27">zpráva sp. zn. 923/2018</text:p>
      <text:p text:style-name="P28">zpráva sp. zn. 477/2018</text:p>
      <text:p text:style-name="P29">zpráva sp. zn. 387/2018</text:p>
      <text:p text:style-name="P30">zpráva sp. zn. 336/2018</text:p>
      <text:p text:style-name="P31">zpráva sp. zn. 5671/2017</text:p>
      <text:soft-page-break/>
      <text:p text:style-name="P32">zpráva sp. zn. 3433/2017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ZP7P*</text:span>*KVOPX009ZP7P*</text:p>
        <text:p text:style-name="P12"><text:span text:style-name="T13">KVOPX009ZP7P</text:span>KVOPX009ZP7P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12-17T09:49:00Z</meta:creation-date>
    <dc:date>2019-12-17T09:49:00Z</dc:date>
    <meta:print-date>2019-11-25T10:02:00Z</meta:print-date>
    <meta:template xlink:href="KVOP_dopis%20vedoucího" xlink:type="simple"/>
    <meta:editing-cycles>3</meta:editing-cycles>
    <meta:editing-duration>PT240S</meta:editing-duration>
    <meta:user-defined meta:name="ContentTypeId">0x010100D3A71DC738674B4893D02C4CA0E22FAC</meta:user-defined>
    <meta:document-statistic meta:page-count="2" meta:paragraph-count="2" meta:word-count="170" meta:character-count="1172" meta:row-count="8" meta:non-whitespace-character-count="1004"/>
  </office:meta>
</office:document-meta>
</file>